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BB3A89069E9156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227cm, 5.76cm, 19.576cm, 8.31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582cm" svg:height="22.1cm" svg:x="0.692cm" svg:y="2.291cm">
          <draw:image xlink:href="Pictures/10000000000005E8000007E01BB3A89069E9156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1T16:45:15.055202248</dc:date>
    <meta:editing-duration>PT3M40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